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100" manifest:media-type="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100" manifest:media-type="application/vnd.sun.star.oleobject"/>
  <manifest:file-entry manifest:full-path="meta.xml" manifest:media-type="text/xml"/>
  <manifest:file-entry manifest:full-path="styles.xml" manifest:media-type="text/xml"/>
  <manifest:file-entry manifest:full-path="Pictures/100000000000014A0000015D1D31BB86AB49CB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8.004cm" fo:margin-left="-0.51cm" fo:margin-top="0cm" fo:margin-bottom="0cm" table:align="left" style:writing-mode="lr-tb"/>
    </style:style>
    <style:style style:name="Tabela1.A" style:family="table-column">
      <style:table-column-properties style:column-width="18.004cm"/>
    </style:style>
    <style:style style:name="Tabela1.1" style:family="table-row">
      <style:table-row-properties style:min-row-height="21.772cm" fo:keep-together="auto"/>
    </style:style>
    <style:style style:name="Tabela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1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1pt" fo:font-weight="bold" style:letter-kerning="true" style:font-size-asian="11pt" style:font-weight-asian="bold" style:font-name-complex="Arial1" style:font-size-complex="11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style:font-name-complex="Arial1" style:font-style-complex="italic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style:font-name-complex="Arial1" style:font-style-complex="italic"/>
    </style:style>
    <style:style style:name="P6" style:family="paragraph" style:parent-style-name="Standard">
      <style:paragraph-properties fo:text-align="justify" style:justify-single-word="false"/>
      <style:text-properties style:font-name="Arial" style:font-name-complex="Arial1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"/>
    </style:style>
    <style:style style:name="P8" style:family="paragraph" style:parent-style-name="Standard">
      <style:paragraph-properties fo:line-height="150%" fo:text-align="center" style:justify-single-word="false">
        <style:tab-stops>
          <style:tab-stop style:position="8.001cm"/>
        </style:tab-stops>
      </style:paragraph-properties>
      <style:text-properties style:font-name="Arial"/>
    </style:style>
    <style:style style:name="P9" style:family="paragraph" style:parent-style-name="Standard">
      <style:paragraph-properties fo:line-height="150%" fo:text-align="center" style:justify-single-word="false"/>
      <style:text-properties style:font-name="Arial" fo:font-weight="bold" style:font-weight-asian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size="12pt" style:font-size-asian="12pt" style:font-name-complex="Arial1" style:font-size-complex="12pt"/>
    </style:style>
    <style:style style:name="P11" style:family="paragraph" style:parent-style-name="Standard">
      <style:paragraph-properties fo:line-height="200%" fo:text-align="center" style:justify-single-word="false"/>
    </style:style>
    <style:style style:name="P12" style:family="paragraph" style:parent-style-name="Standard">
      <style:paragraph-properties fo:line-height="150%" fo:text-align="center" style:justify-single-word="false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="Arial" style:font-name-complex="Arial1" style:font-style-complex="italic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="Arial" style:font-name-complex="Arial1" style:font-style-complex="italic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1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1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style:font-name="Arial" fo:font-weight="bold" style:font-weight-asian="bold"/>
    </style:style>
    <style:style style:name="P19" style:family="paragraph" style:parent-style-name="Standard">
      <style:paragraph-properties fo:line-height="150%"/>
      <style:text-properties style:font-name="Arial" fo:font-size="12pt" style:font-size-asian="12pt" style:font-name-complex="Arial1" style:font-size-complex="12pt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Arial" fo:font-size="12pt" style:font-size-asian="12pt" style:font-name-complex="Arial1" style:font-size-complex="12pt"/>
    </style:style>
    <style:style style:name="P21" style:family="paragraph" style:parent-style-name="Standard" style:list-style-name="">
      <style:paragraph-properties fo:margin-top="0.423cm" fo:margin-bottom="0.106cm" loext:contextual-spacing="false" fo:text-align="justify" style:justify-single-word="false" fo:padding-left="0cm" fo:padding-right="0cm" fo:padding-top="0cm" fo:padding-bottom="0.035cm" fo:border-left="none" fo:border-right="none" fo:border-top="none" fo:border-bottom="0.74pt solid #00000a" fo:keep-with-next="always"/>
      <style:text-properties style:font-name="Arial" fo:font-size="12pt" fo:font-weight="bold" style:letter-kerning="true" style:font-size-asian="12pt" style:font-weight-asian="bold" style:font-name-complex="Arial1" style:font-size-complex="12pt" style:font-weight-complex="bold"/>
    </style:style>
    <style:style style:name="P22" style:family="paragraph" style:parent-style-name="Standard" style:list-style-name="">
      <style:paragraph-properties fo:margin-top="0.423cm" fo:margin-bottom="0.106cm" loext:contextual-spacing="false" fo:line-height="150%" fo:text-align="justify" style:justify-single-word="false" fo:padding-left="0cm" fo:padding-right="0cm" fo:padding-top="0cm" fo:padding-bottom="0.035cm" fo:border-left="none" fo:border-right="none" fo:border-top="none" fo:border-bottom="0.74pt solid #00000a" fo:keep-with-next="always"/>
      <style:text-properties style:font-name="Arial" fo:font-size="12pt" fo:font-weight="bold" style:letter-kerning="true" style:font-size-asian="12pt" style:font-weight-asian="bold" style:font-name-complex="Arial1" style:font-size-complex="12pt" style:font-weight-complex="bold"/>
    </style:style>
    <style:style style:name="P23" style:family="paragraph" style:parent-style-name="Standard" style:list-style-name="">
      <style:paragraph-properties fo:margin-top="0.423cm" fo:margin-bottom="0.106cm" loext:contextual-spacing="false" fo:line-height="150%" fo:text-align="justify" style:justify-single-word="false" fo:padding-left="0cm" fo:padding-right="0cm" fo:padding-top="0cm" fo:padding-bottom="0.035cm" fo:border-left="none" fo:border-right="none" fo:border-top="none" fo:border-bottom="0.74pt solid #00000a" fo:keep-with-next="always"/>
    </style:style>
    <style:style style:name="P24" style:family="paragraph" style:parent-style-name="Standard">
      <style:paragraph-properties fo:margin-left="0cm" fo:margin-right="0cm" fo:line-height="150%" fo:text-indent="1.249cm" style:auto-text-indent="false"/>
      <style:text-properties style:font-name="Arial" style:font-name-complex="Arial1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="Arial" style:font-name-complex="Arial1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="Arial" style:font-name-complex="Arial1" style:font-style-complex="italic"/>
    </style:style>
    <style:style style:name="P27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4pt" fo:font-weight="bold" officeooo:rsid="000f16af" officeooo:paragraph-rsid="000f16af" style:font-size-asian="14pt" style:font-weight-asian="bold" style:font-name-complex="Arial1" style:font-size-complex="14pt"/>
    </style:style>
    <style:style style:name="P28" style:family="paragraph" style:parent-style-name="Heading_20_1">
      <style:paragraph-properties fo:text-align="center" style:justify-single-word="false"/>
      <style:text-properties fo:font-size="14pt" style:font-size-asian="14pt" style:font-name-complex="Arial1" style:font-size-complex="14pt"/>
    </style:style>
    <style:style style:name="T1" style:family="text">
      <style:text-properties style:font-name="Arial"/>
    </style:style>
    <style:style style:name="T2" style:family="text">
      <style:text-properties style:font-name="Arial" fo:font-size="12pt" fo:font-weight="bold" style:letter-kerning="true" style:font-size-asian="12pt" style:font-weight-asian="bold" style:font-name-complex="Arial1" style:font-size-complex="12pt" style:font-weight-complex="bold"/>
    </style:style>
    <style:style style:name="T3" style:family="text">
      <style:text-properties style:font-name="Arial" fo:font-size="12pt" style:letter-kerning="true" style:font-size-asian="12pt" style:font-name-complex="Arial1" style:font-size-complex="12pt"/>
    </style:style>
    <style:style style:name="T4" style:family="text">
      <style:text-properties style:font-name="Arial" style:font-name-complex="Arial1" style:font-style-complex="italic" style:font-weight-complex="bold"/>
    </style:style>
    <style:style style:name="T5" style:family="text">
      <style:text-properties style:font-name="Arial" fo:font-weight="bold" style:font-weight-asian="bold" style:font-name-complex="Arial1" style:font-style-complex="italic" style:font-weight-complex="bold"/>
    </style:style>
    <style:style style:name="T6" style:family="text">
      <style:text-properties style:font-name="Arial" fo:font-style="italic" style:font-style-asian="italic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OLE">
      <style:graphic-properties style:vertical-pos="top" style:vertical-rel="baseline" draw:ole-draw-aspect="1" draw:visible-area-width="5.001cm" draw:visible-area-height="5.001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e</text:p>
      <text:p text:style-name="P2">Modelo de Proposta de Projeto</text:p>
      <text:p text:style-name="P2"/>
      <text:p text:style-name="P2"/>
      <text:p text:style-name="P2"/>
      <text:p text:style-name="P2"/>
      <text:h text:style-name="P21" text:outline-level="1">ESCLARECIMENTOS GERAIS</text:h>
      <text:p text:style-name="P2"/>
      <text:p text:style-name="P3"/>
      <text:p text:style-name="P13"><text:span text:style-name="T4">A apresentação da proposta de projeto de pesquisa nesse formato é </text:span><text:span text:style-name="T5">OBRIGATÓRIA </text:span><text:span text:style-name="T4">para a inscrição de todos os candidatos inscritos no processo de seleção do Mestrado Acadêmico em Bioinformática da Universidade Federal Tecnológica do Paraná – Câmpus Cornélio Procópio.</text:span></text:p>
      <text:p text:style-name="P4"/>
      <text:p text:style-name="P25">O modelo de proposta de projeto de pesquisa e desenvolvimento tecnológico deverá ter no máximo dez (10) páginas.</text:p>
      <text:p text:style-name="P14"/>
      <text:p text:style-name="P14">Use Fonte Arial 12 com espaçamento 1.5, respeitando os títulos indicados e os limites de página propostos para cada item. </text:p>
      <text:p text:style-name="P5"/>
      <text:p text:style-name="P24">Deve-se usar margens esquerda e superior de 3 cm; e margens direita e inferior de 2 cm;</text:p>
      <text:p text:style-name="P15"/>
      <text:p text:style-name="P13"><text:span text:style-name="T4">O desrespeito a essas normas implicará na </text:span><text:span text:style-name="T5">NÃO HOMOLOGAÇÃO</text:span><text:span text:style-name="T4"> da inscrição.</text:span></text:p>
      <table:table table:name="Tabela1" table:style-name="Tabela1">
        <table:table-column table:style-name="Tabela1.A"/>
        <text:soft-page-break/>
        <table:table-row table:style-name="Tabela1.1">
          <table:table-cell table:style-name="Tabela1.A1" office:value-type="string">
            <text:p text:style-name="P11"><text:bookmark-start text:name="_Toc68687390"/></text:p>
            <text:p text:style-name="P9">&lt;Título do Projeto&gt;</text:p>
            <text:p text:style-name="P1"/>
            <text:p text:style-name="P1"/>
            <text:p text:style-name="P1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9"/>
            <text:p text:style-name="P9"/>
            <text:p text:style-name="P9"/>
            <text:p text:style-name="P9"/>
            <text:p text:style-name="P9"/>
            <text:p text:style-name="P9">&lt;Nome do Candidato&gt;</text:p>
            <text:p text:style-name="P9">Proposta de Projeto</text:p>
            <text:p text:style-name="P9">em &lt;Linha de Pesquisa&gt;</text:p>
            <text:p text:style-name="P7"/>
            <text:p text:style-name="P8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12"><text:span text:style-name="T6">CAMPUS Cornélio Procópio</text:span><text:span text:style-name="T1">, &lt;Mês, Ano</text:span><text:bookmark-end text:name="_Toc68687390"/><text:span text:style-name="T1">&gt;</text:span></text:p>
            <text:p text:style-name="P2"/>
          </table:table-cell>
        </table:table-row>
      </table:table>
      <text:h text:style-name="P21" text:outline-level="1"><text:soft-page-break/>ITENS OBRIGATÓRIOS</text:h>
      <text:p text:style-name="P6"/>
      <text:h text:style-name="P23" text:outline-level="1"><text:span text:style-name="T2">1. Resumo </text:span><text:span text:style-name="T3">(máximo de meia (½) página)</text:span></text:h>
      <text:p text:style-name="P10"/>
      <text:p text:style-name="P10">• Descrever de forma sucinta o resumo do projeto. </text:p>
      <text:h text:style-name="P22" text:outline-level="1"/>
      <text:h text:style-name="P23" text:outline-level="1"><text:span text:style-name="T2">2. Introdução </text:span><text:span text:style-name="T3">(máximo de 2 páginas)</text:span></text:h>
      <text:p text:style-name="P10"/>
      <text:p text:style-name="P10">• Descrever objetivamente, com o apoio da literatura, o problema focalizado, sua relevância no contexto da área inserida e sua importância específica para o avanço do conhecimento.</text:p>
      <text:h text:style-name="P23" text:outline-level="1"><text:span text:style-name="T2">2.1 Caracterização do Problema </text:span><text:span text:style-name="T3">(máximo de 1 página)</text:span></text:h>
      <text:p text:style-name="P10"/>
      <text:h text:style-name="P23" text:outline-level="1"><text:span text:style-name="T2">2.2 Justificativa </text:span><text:span text:style-name="T3">(máximo de 1 página)</text:span></text:h>
      <text:p text:style-name="P10"/>
      <text:h text:style-name="P23" text:outline-level="1"><text:span text:style-name="T2">3. Objetivos Gerais e Específicos </text:span><text:span text:style-name="T3">(máximo de 1 página)</text:span></text:h>
      <text:p text:style-name="P10"/>
      <text:p text:style-name="P10">• Explicitar os objetivos e metas do projeto. </text:p>
      <text:p text:style-name="P10"/>
      <text:h text:style-name="P23" text:outline-level="1"><text:span text:style-name="T2">4. Revisão Bibliográfica </text:span><text:span text:style-name="T3">(máximo de 1 página)</text:span></text:h>
      <text:p text:style-name="P10"/>
      <text:p text:style-name="P10">• Descrever sucintamente o estado da arte do tema abordado com referências atuais.</text:p>
      <text:p text:style-name="P10"><text:soft-page-break/></text:p>
      <text:h text:style-name="P23" text:outline-level="1"><text:span text:style-name="T2">5. Metodologia </text:span><text:span text:style-name="T3">(máximo de 3 páginas)</text:span></text:h>
      <text:p text:style-name="P10"/>
      <text:p text:style-name="P10">• Descrever sucintamente a metodologia empregada para a execução do projeto e como os objetivos serão alcançados.</text:p>
      <text:p text:style-name="P10"><text:bookmark text:name="_GoBack"/></text:p>
      <text:h text:style-name="P23" text:outline-level="1"><text:span text:style-name="T2">6. Resultados e/ ou produtos esperados </text:span><text:span text:style-name="T3">(máximo de 1 página)</text:span></text:h>
      <text:p text:style-name="P10"/>
      <text:p text:style-name="P19">• Descrever os resultados e/ ou produtos esperados. <text:line-break/>• Estimar a repercussão e/ ou impactos sócio-econômicos, técnico-científicos e ambientais dos resultados esperados na solução do problema focalizado.</text:p>
      <text:p text:style-name="P10"/>
      <text:h text:style-name="P23" text:outline-level="1"><text:span text:style-name="T2">7. Cronograma </text:span><text:span text:style-name="T3">(máximo de 1 página)</text:span></text:h>
      <text:p text:style-name="P10"/>
      <text:p text:style-name="P10">• Cronograma de desenvolvimento do projeto considerando um prazo total de 24 meses desde o ingresso no programa. </text:p>
      <text:p text:style-name="P10">• Comentar sobre possíveis dificuldades e riscos potenciais que poderão interferir na execução das ações propostas e comprometer o alcance das metas e objetivos preconizados.<text:line-break/>• Explicitar as medidas previstas para contornar ou superar essas dificuldades.</text:p>
      <text:h text:style-name="P22" text:outline-level="1"/>
      <text:h text:style-name="P23" text:outline-level="1"><text:span text:style-name="T2">8. Referências Bibliográficas </text:span><text:span text:style-name="T3">(máximo de 1 páginas)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language-asian="pt" style:country-asian="B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text-align="center" style:justify-single-word="false" fo:keep-with-next="always"/>
      <style:text-properties fo:color="#000000" fo:font-size="16pt" style:font-size-asian="16pt"/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text-align="justify" style:justify-single-word="false" fo:text-indent="1.249cm" style:auto-text-indent="false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Body_20_Text_20_Indent_20_3" style:display-name="Body Text Indent 3" style:family="paragraph" style:parent-style-name="Standard" style:default-outline-level="">
      <style:paragraph-properties fo:margin-left="0cm" fo:margin-right="0cm" fo:margin-top="0cm" fo:margin-bottom="0.212cm" loext:contextual-spacing="false" fo:text-align="justify" style:justify-single-word="false" fo:text-indent="2.501cm" style:auto-text-indent="false"/>
    </style:style>
    <style:style style:name="A-Item" style:family="paragraph" style:parent-style-name="Standard" style:default-outline-level="" style:list-style-name="WWNum5">
      <style:paragraph-properties fo:margin-top="0.212cm" fo:margin-bottom="0cm" loext:contextual-spacing="false" fo:text-align="justify" style:justify-single-word="false"/>
    </style:style>
    <style:style style:name="A-Artigo" style:family="paragraph" style:parent-style-name="Standard" style:default-outline-level="">
      <style:paragraph-properties fo:margin-left="1.651cm" fo:margin-right="0cm" fo:margin-top="0.423cm" fo:margin-bottom="0.212cm" loext:contextual-spacing="false" fo:text-align="justify" style:justify-single-word="false" fo:text-indent="-1.651cm" style:auto-text-indent="false"/>
      <style:text-properties style:font-name="Arial" fo:font-family="Arial" style:font-family-generic="roman" style:font-pitch="variable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7ba4" style:text-line-through-style="none" style:text-line-through-type="none" fo:language="zxx" fo:country="none" style:text-underline-style="none" fo:font-weight="bold" style:text-blinking="false" style:language-asian="zxx" style:country-asian="none" style:font-weight-asian="bold" style:language-complex="zxx" style:country-complex="none" style:font-weight-complex="bold"/>
    </style:style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.99cm" fo:text-indent="-0.635cm" fo:margin-left="4.9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6.26cm" fo:text-indent="-0.635cm" fo:margin-left="6.2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7.53cm" fo:text-indent="-0.635cm" fo:margin-left="7.53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8.8cm" fo:text-indent="-0.635cm" fo:margin-left="8.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10.07cm" fo:text-indent="-0.635cm" fo:margin-left="10.07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1.34cm" fo:text-indent="-0.635cm" fo:margin-left="11.34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2.61cm" fo:text-indent="-0.635cm" fo:margin-left="12.6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3.88cm" fo:text-indent="-0.635cm" fo:margin-left="13.8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2.477cm" fo:text-indent="-0.635cm" fo:margin-left="1.842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5.248cm" fo:text-indent="-0.635cm" fo:margin-left="4.61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883cm" fo:text-indent="-0.318cm" fo:margin-left="5.88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153cm" fo:text-indent="-0.635cm" fo:margin-left="7.153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8.423cm" fo:text-indent="-0.635cm" fo:margin-left="8.42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693cm" fo:text-indent="-0.318cm" fo:margin-left="9.6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963cm" fo:text-indent="-0.635cm" fo:margin-left="10.963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2.233cm" fo:text-indent="-0.635cm" fo:margin-left="12.23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503cm" fo:text-indent="-0.318cm" fo:margin-left="13.5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ListLabel_20_2" style:num-suffix="." style:num-format="I">
        <style:list-level-properties text:list-level-position-and-space-mode="label-alignment">
          <style:list-level-label-alignment text:label-followed-by="listtab" text:list-tab-stop-position="5.376cm" fo:text-indent="-1.27cm" fo:margin-left="5.3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995cm" fo:text-indent="-0.635cm" fo:margin-left="0.99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65cm" fo:text-indent="-0.318cm" fo:margin-left="2.26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535cm" fo:text-indent="-0.635cm" fo:margin-left="3.53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4.805cm" fo:text-indent="-0.635cm" fo:margin-left="4.80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075cm" fo:text-indent="-0.318cm" fo:margin-left="6.0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345cm" fo:text-indent="-0.635cm" fo:margin-left="7.3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8.615cm" fo:text-indent="-0.635cm" fo:margin-left="8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885cm" fo:text-indent="-0.318cm" fo:margin-left="9.8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4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3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6.443cm" fo:margin-top="0cm" fo:margin-bottom="0cm" table:align="center" style:writing-mode="lr-tb"/>
    </style:style>
    <style:style style:name="Tabela2.A" style:family="table-column">
      <style:table-column-properties style:column-width="2.94cm"/>
    </style:style>
    <style:style style:name="Tabela2.B" style:family="table-column">
      <style:table-column-properties style:column-width="9.403cm"/>
    </style:style>
    <style:style style:name="Tabela2.C" style:family="table-column">
      <style:table-column-properties style:column-width="4.099cm"/>
    </style:style>
    <style:style style:name="Tabela2.1" style:family="table-row">
      <style:table-row-properties style:min-row-height="2.605cm"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="none"/>
    </style:style>
    <style:style style:name="Tabela2.C1" style:family="table-cell">
      <style:table-cell-properties style:vertical-align="bottom" fo:padding-left="0.191cm" fo:padding-right="0.191cm" fo:padding-top="0cm" fo:padding-bottom="0cm" fo:border="none"/>
    </style:style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Heading_20_1">
      <style:paragraph-properties fo:text-align="center" style:justify-single-word="false"/>
      <style:text-properties fo:font-size="14pt" style:font-size-asian="14pt" style:font-name-complex="Arial1" style:font-size-complex="14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1" style:font-size-complex="11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OLE">
      <style:graphic-properties style:vertical-pos="top" style:vertical-rel="baseline" draw:ole-draw-aspect="1" draw:visible-area-width="5.001cm" draw:visible-area-height="5.001cm"/>
    </style:style>
    <style:page-layout style:name="Mpm1">
      <style:page-layout-properties fo:page-width="21.59cm" fo:page-height="27.94cm" style:num-format="1" style:print-orientation="portrait" fo:margin-top="1.249cm" fo:margin-bottom="2.499cm" fo:margin-left="2.54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office:value-type="string">
              <text:p text:style-name="Standard"><draw:frame draw:style-name="Mfr1" draw:name="Picture 1" text:anchor-type="char" svg:x="0.275cm" svg:y="-2.14cm" svg:width="2.023cm" svg:height="2.418cm" draw:z-index="3"><draw:image xlink:href="Pictures/100000000000014A0000015D1D31BB86AB49CBD7.png" xlink:type="simple" xlink:show="embed" xlink:actuate="onLoad"/><draw:contour-polygon svg:width="8.507cm" svg:height="8.901cm" svg:viewBox="0 0 8507 8901" draw:points="14,0 14,8901 8521,8901 8521,0" draw:recreate-on-edit="false"/></draw:frame></text:p>
            </table:table-cell>
            <table:table-cell table:style-name="Tabela2.A1" office:value-type="string">
              <text:p text:style-name="MP1"/>
              <text:h text:style-name="MP2" text:outline-level="1">Ministério da Educação</text:h>
              <text:p text:style-name="MP3">Universidade Tecnológica Federal do Paraná</text:p>
              <text:p text:style-name="MP3">Câmpus Cornélio Procópio</text:p>
              <text:p text:style-name="MP3">Diretoria de Pesquisa e Pós-Graduação</text:p>
              <text:p text:style-name="MP3">Programa de Pós-Graduação em Bioinformática</text:p>
              <text:p text:style-name="MP1"/>
            </table:table-cell>
            <table:table-cell table:style-name="Tabela2.C1" office:value-type="string">
              <text:p text:style-name="Standard"/>
              <text:p text:style-name="Standard"><draw:frame draw:style-name="Mfr2" draw:name="1" text:anchor-type="as-char" svg:width="3.717cm" svg:height="1.411cm" draw:z-index="7"><draw:object-ole xlink:href="./Obj100" xlink:type="simple" xlink:show="embed" xlink:actuate="onLoad"/><draw:image xlink:href="./ObjectReplacements/Obj100" xlink:type="simple" xlink:show="embed" xlink:actuate="onLoad"/></draw:frame></text:p>
              <text:p text:style-name="Standard"/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GRAMA INSTITUCIONAL DE BOLSA DE INICIAÇÃO CIENTÍFICA</dc:title>
    <meta:initial-creator>Fabricio Martins Lopes</meta:initial-creator>
    <meta:editing-cycles>2</meta:editing-cycles>
    <meta:creation-date>2015-01-08T22:48:03.209691044</meta:creation-date>
    <meta:editing-duration>PT42M28S</meta:editing-duration>
    <meta:generator>LibreOffice/5.0.3.2$Linux_X86_64 LibreOffice_project/00m0$Build-2</meta:generator>
    <dc:date>2016-01-30T23:29:23.638816923</dc:date>
    <meta:document-statistic meta:table-count="2" meta:image-count="1" meta:object-count="1" meta:page-count="4" meta:paragraph-count="38" meta:word-count="382" meta:character-count="2489" meta:non-whitespace-character-count="2140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